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2024-11-19 22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2023-12-20 2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2021-11-18 2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2020-11-05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2018-11-05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2016-11-03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2014-1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2013-10-24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2012-11-13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2011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6216" calcext:value-type="float">
            <text:p>35.25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2010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200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2008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200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2006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2005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200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200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200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2000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1999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1997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1996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199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1993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199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199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1990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198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198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198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1986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1985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1984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1982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198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197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197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1976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1975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197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197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197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1970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3901</text:p>
          </table:table-cell>
          <table:table-cell office:value-type="string" calcext:value-type="string">
            <text:p>1957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